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adornments="Bold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116f" officeooo:paragraph-rsid="0008116f"/>
    </style:style>
    <style:style style:name="P2" style:family="paragraph" style:parent-style-name="Text_20_body">
      <style:text-properties officeooo:rsid="000664d9" officeooo:paragraph-rsid="000664d9"/>
    </style:style>
    <style:style style:name="P3" style:family="paragraph" style:parent-style-name="Teemun_20_Otsikko_20_3">
      <style:text-properties officeooo:paragraph-rsid="00097414"/>
    </style:style>
    <style:style style:name="P4" style:family="paragraph" style:parent-style-name="Standard">
      <style:text-properties officeooo:rsid="0009a6e3" officeooo:paragraph-rsid="0009a6e3"/>
    </style:style>
    <style:style style:name="P5" style:family="paragraph" style:parent-style-name="Text_20_body" style:list-style-name="L1">
      <style:text-properties officeooo:rsid="0008116f" officeooo:paragraph-rsid="0008116f"/>
    </style:style>
    <style:style style:name="P6" style:family="paragraph" style:parent-style-name="Text_20_body" style:list-style-name="L2">
      <style:text-properties officeooo:rsid="0009a6e3" officeooo:paragraph-rsid="0009a6e3"/>
    </style:style>
    <style:style style:name="P7" style:family="paragraph" style:parent-style-name="Text_20_body" style:list-style-name="L2">
      <style:text-properties officeooo:rsid="0009a6e3" officeooo:paragraph-rsid="000b6a5b"/>
    </style:style>
    <style:style style:name="P8" style:family="paragraph" style:parent-style-name="Text_20_body">
      <style:text-properties officeooo:rsid="000664d9" officeooo:paragraph-rsid="000664d9"/>
    </style:style>
    <style:style style:name="P9" style:family="paragraph" style:parent-style-name="Text_20_body" style:list-style-name="L2">
      <style:text-properties officeooo:rsid="000ac70d" officeooo:paragraph-rsid="000b6a5b"/>
    </style:style>
    <style:style style:name="P10" style:family="paragraph" style:parent-style-name="Heading_20_2">
      <style:text-properties officeooo:rsid="00051e04" officeooo:paragraph-rsid="00051e04"/>
    </style:style>
    <style:style style:name="P11" style:family="paragraph" style:parent-style-name="Heading_20_2">
      <style:text-properties officeooo:paragraph-rsid="0008116f"/>
    </style:style>
    <style:style style:name="P12" style:family="paragraph" style:parent-style-name="Teemun_20_Otsikko_20_2">
      <style:text-properties officeooo:rsid="000b6a5b" officeooo:paragraph-rsid="000b6a5b"/>
    </style:style>
    <style:style style:name="P13" style:family="paragraph" style:parent-style-name="Teemun_20_Otsikko_20_3">
      <style:paragraph-properties fo:text-align="start" style:justify-single-word="false"/>
    </style:style>
    <style:style style:name="T1" style:family="text">
      <style:text-properties officeooo:rsid="00051e04"/>
    </style:style>
    <style:style style:name="T2" style:family="text">
      <style:text-properties officeooo:rsid="00097414"/>
    </style:style>
    <style:style style:name="T3" style:family="text">
      <style:text-properties officeooo:rsid="0009a6e3"/>
    </style:style>
    <style:style style:name="T4" style:family="text">
      <style:text-properties officeooo:rsid="000ac7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vel Expenses and Reporting</text:h>
      <text:p text:style-name="Text_20_body"/>
      <text:h text:style-name="P10" text:outline-level="2">1. Introduction</text:h>
      <text:p text:style-name="P2">Travel Expenses is a Java-based web-application designed to allow it's users to submit and validate travel expenses, travel reports and allow rudimentary communication between employees and their superiors. <text:span text:style-name="T3">System has three levels of authorization to it:</text:span></text:p>
      <text:p text:style-name="P2"/>
      <text:p text:style-name="P1">Travel Expenses software allows it's user, depending on his authorization level, to </text:p>
      <text:list xml:id="list73722853823250303" text:style-name="L1">
        <text:list-item>
          <text:p text:style-name="P5">Add new travel expenses to system</text:p>
        </text:list-item>
        <text:list-item>
          <text:p text:style-name="P5">Edit travel expenses. Editing rights depend both on the level of authority user has as well as the expense status.</text:p>
        </text:list-item>
        <text:list-item>
          <text:p text:style-name="P5">Add receipts to the system</text:p>
        </text:list-item>
        <text:list-item>
          <text:p text:style-name="P5">Validate said travel expenses</text:p>
        </text:list-item>
        <text:list-item>
          <text:p text:style-name="P5">Allow said expense to contain several sub-expenses (called 'rows')</text:p>
        </text:list-item>
        <text:list-item>
          <text:p text:style-name="P5">Edit user authorization level</text:p>
        </text:list-item>
        <text:list-item>
          <text:p text:style-name="P5">Allow changing password for user in case user forgets or loses his password (user being usually the employee)</text:p>
        </text:list-item>
      </text:list>
      <text:p text:style-name="P12">General overview of Travel Expenses</text:p>
      <text:list xml:id="list1556466274375643652" text:style-name="L2">
        <text:list-item>
          <text:p text:style-name="P7">User-level: This level is meant to for employees who make up bulk of user-base. Users may submit expenses and scans of receipts linked to these expenses. Users are allowed to edit submitted expenses as long as they have SAVED-status (haven't been sent to supervisor). </text:p>
        </text:list-item>
        <text:list-item>
          <text:p text:style-name="P7">Supervisor: Supervisors are either employers or superiors of ordinary users and aside features showed above, have right to modify expense status as well as do generate new passwords for User-level users in case said password is either lost or compromised for any reason.</text:p>
        </text:list-item>
        <text:list-item>
          <text:p text:style-name="P9">Admin:</text:p>
        </text:list-item>
      </text:list>
      <text:h text:style-name="P11" text:outline-level="2"><text:span text:style-name="T1">2. </text:span>Use of Travel Expenses</text:h>
      <text:p text:style-name="P1"/>
      <text:p text:style-name="Teemun_20_Otsikko_20_3"><text:bookmark-start text:name="__DdeLink__16_1692802677"/>2.1 How to add new <text:bookmark-end text:name="__DdeLink__16_1692802677"/><text:span text:style-name="T2">expense and rows</text:span></text:p>
      <text:p text:style-name="P13"/>
      <text:p text:style-name="P4">Adding rows works</text:p>
      <text:p text:style-name="Teemun_20_Otsikko_20_3"><text:soft-page-break/></text:p>
      <text:p text:style-name="P3">2.<text:span text:style-name="T2">2</text:span> How to add <text:span text:style-name="T2">modify</text:span> <text:span text:style-name="T2">submitted expense</text:span></text:p>
      <text:p text:style-name="P3"/>
      <text:p text:style-name="P3"/>
      <text:p text:style-name="P3"/>
      <text:p text:style-name="P3">2.<text:span text:style-name="T2">3</text:span> How to add new <text:span text:style-name="T2">delete submitted expense</text:span></text:p>
      <text:p text:style-name="P3"/>
      <text:p text:style-name="P3"/>
      <text:p text:style-name="P3"/>
      <text:p text:style-name="P3">2.<text:span text:style-name="T2">4</text:span> How to <text:span text:style-name="T2">validate submitted expense</text:span></text:p>
      <text:h text:style-name="P10" text:outline-level="2">3. Test cases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adornments="Bold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shadow="none"/>
      <style:text-properties style:font-name="Tibetan Machine Uni" fo:font-family="'Tibetan Machine Uni'" style:font-style-name="Bold" style:font-pitch="variable" fo:font-size="16pt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3in" fo:margin-right="0in" fo:margin-top="0.2in" fo:margin-bottom="0.2in" style:contextual-spacing="false" fo:text-align="center" style:justify-single-word="false" fo:text-indent="-0.3in" style:auto-text-indent="false" style:page-number="auto" fo:background-color="transparent" style:shadow="none">
        <style:tab-stops/>
        <style:background-image/>
      </style:paragraph-properties>
      <style:text-properties fo:font-size="14pt" style:text-underline-style="solid" style:text-underline-width="auto" style:text-underline-color="font-color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emun_20_Otsikko_20_1" style:display-name="Teemun Otsikko 1" style:family="paragraph" style:parent-style-name="Heading_20_1" style:default-outline-level="" style:list-style-name="">
      <style:paragraph-properties fo:margin-top="0.2in" fo:margin-bottom="0.2in" style:contextual-spacing="false"/>
      <style:text-properties style:font-name="Ubuntu" fo:font-family="Ubuntu" style:font-style-name="Bold" style:font-pitch="variable"/>
    </style:style>
    <style:style style:name="Teemun_20_Otsikko_20_2" style:display-name="Teemun Otsikko 2" style:family="paragraph" style:parent-style-name="Heading_20_2" style:default-outline-level="" style:list-style-name="">
      <style:paragraph-properties fo:margin-left="0in" fo:margin-right="0in" fo:text-indent="0in" style:auto-text-indent="false"/>
    </style:style>
    <style:style style:name="Teemun_20_Otsikko_20_3" style:display-name="Teemun Otsikko 3" style:family="paragraph" style:parent-style-name="User_20_Index_20_3" style:master-page-name="">
      <style:paragraph-properties fo:margin-left="0in" fo:margin-right="0in" fo:text-align="center" style:justify-single-word="false" fo:text-indent="0in" style:auto-text-indent="false" style:page-number="auto"/>
      <style:text-properties style:text-underline-style="solid" style:text-underline-width="auto" style:text-underline-color="font-color" fo:font-weight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8:32:11.926678774</dc:date>
    <dc:creator>Teemu </dc:creator>
    <meta:generator>LibreOffice/4.2.6.3$Linux_X86_64 LibreOffice_project/420m0$Build-3</meta:generator>
    <meta:editing-duration>PT2M55S</meta:editing-duration>
    <meta:editing-cycles>5</meta:editing-cycles>
    <meta:document-statistic meta:table-count="0" meta:image-count="0" meta:object-count="0" meta:page-count="2" meta:paragraph-count="22" meta:word-count="263" meta:character-count="1597" meta:non-whitespace-character-count="1363"/>
  </office:meta>
</office:document-meta>
</file>